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Console" svg:font-family="Conso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FontAwesome" svg:font-family="FontAwesome" style:font-pitch="variable"/>
    <style:font-face style:name="FreeSans" svg:font-family="FreeSans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nux Libertine Mono O" svg:font-family="'Linux Libertine Mono O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isplay" svg:font-family="'Noto Sans Display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style:writing-mode="page"/>
    </style:style>
    <style:style style:name="Table2.2" style:family="table-row">
      <style:table-row-properties style:min-row-height="0.7479in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3.4625in" style:rel-column-width="4986*"/>
    </style:style>
    <style:style style:name="Table3.A1" style:family="table-cell">
      <style:table-cell-properties style:writing-mode="page"/>
    </style:style>
    <style:style style:name="Table3.2" style:family="table-row">
      <style:table-row-properties style:min-row-height="1.5604in"/>
    </style:style>
    <style:style style:name="P1" style:family="paragraph" style:parent-style-name="Standard">
      <style:paragraph-properties fo:text-align="center" style:justify-single-word="false"/>
      <style:text-properties style:font-name="Noto Sans1"/>
    </style:style>
    <style:style style:name="P2" style:family="paragraph" style:parent-style-name="Subtitle">
      <style:paragraph-properties fo:text-align="center" style:justify-single-word="false"/>
      <style:text-properties style:font-name="Noto Sans1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19078a" officeooo:paragraph-rsid="0019078a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19078a" officeooo:paragraph-rsid="001929df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officeooo:rsid="0019078a" officeooo:paragraph-rsid="001b0e9a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top="0.0398in" fo:margin-bottom="0.0398in" style:contextual-spacing="false"/>
      <style:text-properties style:font-name="Liberation Mono" fo:font-size="12pt" officeooo:rsid="001929df" officeooo:paragraph-rsid="001929df" style:font-size-asian="12pt" style:font-size-complex="12pt"/>
    </style:style>
    <style:style style:name="P7" style:family="paragraph" style:parent-style-name="Table_20_Contents">
      <style:text-properties style:font-name="Liberation Mono" fo:font-size="12pt" officeooo:rsid="001929df" officeooo:paragraph-rsid="001929df" style:font-size-asian="12pt" style:font-size-complex="12pt"/>
    </style:style>
    <style:style style:name="P8" style:family="paragraph" style:parent-style-name="Table_20_Contents">
      <style:text-properties style:font-name="Liberation Mono" fo:font-size="12pt" officeooo:paragraph-rsid="001929df" style:font-size-asian="12pt" style:font-size-complex="12pt"/>
    </style:style>
    <style:style style:name="P9" style:family="paragraph" style:parent-style-name="Table_20_Contents">
      <style:paragraph-properties fo:margin-top="0.0398in" fo:margin-bottom="0.0398in" style:contextual-spacing="false"/>
      <style:text-properties style:font-name="Liberation Mono" fo:font-size="12pt" officeooo:rsid="0019078a" officeooo:paragraph-rsid="001929df" style:font-size-asian="12pt" style:font-size-complex="12pt"/>
    </style:style>
    <style:style style:name="P10" style:family="paragraph" style:parent-style-name="Table_20_Contents">
      <style:text-properties style:font-name="Liberation Mono" fo:font-size="10pt" officeooo:rsid="0019078a" officeooo:paragraph-rsid="0019078a" style:font-size-asian="10pt" style:font-size-complex="10pt"/>
    </style:style>
    <style:style style:name="P11" style:family="paragraph" style:parent-style-name="Table_20_Contents">
      <style:text-properties style:font-name="Liberation Mono" fo:font-size="10pt" style:font-size-asian="10pt" style:font-size-complex="10pt"/>
    </style:style>
    <style:style style:name="P12" style:family="paragraph" style:parent-style-name="Table_20_Contents">
      <style:paragraph-properties fo:line-height="100%"/>
      <style:text-properties style:font-name="Liberation Mono" fo:font-size="11pt" officeooo:rsid="001929df" officeooo:paragraph-rsid="001c1213" style:font-size-asian="11pt" style:font-size-complex="11pt"/>
    </style:style>
    <style:style style:name="P13" style:family="paragraph" style:parent-style-name="Table_20_Contents">
      <style:paragraph-properties fo:line-height="100%"/>
      <style:text-properties style:font-name="Liberation Mono" fo:font-size="11pt" officeooo:rsid="001b0e9a" officeooo:paragraph-rsid="001b0e9a" style:font-size-asian="11pt" style:font-size-complex="11pt"/>
    </style:style>
    <style:style style:name="P14" style:family="paragraph" style:parent-style-name="Table_20_Contents">
      <style:paragraph-properties fo:line-height="100%"/>
      <style:text-properties style:font-name="Liberation Mono" fo:font-size="11pt" officeooo:rsid="001b0e9a" officeooo:paragraph-rsid="001c1213" style:font-size-asian="11pt" style:font-size-complex="11pt"/>
    </style:style>
    <style:style style:name="P15" style:family="paragraph" style:parent-style-name="Table_20_Contents">
      <style:paragraph-properties fo:line-height="100%"/>
      <style:text-properties style:font-name="Liberation Mono" fo:font-size="11pt" officeooo:rsid="001c1213" officeooo:paragraph-rsid="001c1213" style:font-size-asian="11pt" style:font-size-complex="11pt"/>
    </style:style>
    <style:style style:name="P16" style:family="paragraph" style:parent-style-name="Text_20_body">
      <style:paragraph-properties fo:text-align="center" style:justify-single-word="false"/>
      <style:text-properties style:font-name="Noto Sans1"/>
    </style:style>
    <style:style style:name="P17" style:family="paragraph" style:parent-style-name="Text_20_body">
      <style:paragraph-properties fo:text-align="start" style:justify-single-word="false"/>
      <style:text-properties style:font-name="Noto Sans1" fo:font-size="11pt" officeooo:rsid="0016b546" officeooo:paragraph-rsid="0016b546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Noto Sans1" fo:font-size="11pt" officeooo:rsid="0016b546" officeooo:paragraph-rsid="001929df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style:font-name="Noto Sans1" fo:font-size="11pt" officeooo:rsid="0016b546" officeooo:paragraph-rsid="0016b546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style:font-name="Noto Sans1" fo:font-size="11pt" officeooo:rsid="0016b546" officeooo:paragraph-rsid="001e1ac8" style:font-size-asian="11pt" style:font-size-complex="11pt"/>
    </style:style>
    <style:style style:name="P21" style:family="paragraph" style:parent-style-name="Text_20_body">
      <style:paragraph-properties fo:text-align="start" style:justify-single-word="false"/>
      <style:text-properties style:font-name="Noto Sans1" fo:font-size="11pt" officeooo:paragraph-rsid="0017125d" style:font-size-asian="11pt" style:font-size-complex="11pt"/>
    </style:style>
    <style:style style:name="P22" style:family="paragraph" style:parent-style-name="Text_20_body">
      <style:paragraph-properties fo:text-align="justify" style:justify-single-word="false"/>
      <style:text-properties style:font-name="Noto Sans1" fo:font-size="11pt" officeooo:rsid="0016e67a" officeooo:paragraph-rsid="0016e67a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Noto Sans1" fo:font-size="11pt" officeooo:rsid="0017125d" officeooo:paragraph-rsid="001b0e9a" style:font-size-asian="11pt" style:font-size-complex="11pt"/>
    </style:style>
    <style:style style:name="P24" style:family="paragraph" style:parent-style-name="Text_20_body" style:list-style-name="L1">
      <style:paragraph-properties fo:text-align="justify" style:justify-single-word="false"/>
      <style:text-properties style:font-name="Noto Sans1" fo:font-size="11pt" officeooo:rsid="0017125d" officeooo:paragraph-rsid="001b0e9a" style:font-size-asian="11pt" style:font-size-complex="11pt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Noto Sans1" fo:font-size="11pt" officeooo:rsid="0017125d" officeooo:paragraph-rsid="001929df" style:font-size-asian="11pt" style:font-size-complex="11pt"/>
    </style:style>
    <style:style style:name="P26" style:family="paragraph" style:parent-style-name="Text_20_body" style:list-style-name="L1">
      <style:paragraph-properties fo:margin-top="0in" fo:margin-bottom="0.0575in" style:contextual-spacing="false" fo:text-align="justify" style:justify-single-word="false"/>
      <style:text-properties style:font-name="Noto Sans1" fo:font-size="11pt" officeooo:rsid="0017125d" officeooo:paragraph-rsid="001929df" style:font-size-asian="11pt" style:font-size-complex="11pt"/>
    </style:style>
    <style:style style:name="P27" style:family="paragraph" style:parent-style-name="Text_20_body" style:list-style-name="L1">
      <style:paragraph-properties fo:margin-top="0in" fo:margin-bottom="0.0575in" style:contextual-spacing="false" fo:text-align="justify" style:justify-single-word="false"/>
      <style:text-properties style:font-name="Noto Sans1" fo:font-size="11pt" officeooo:rsid="0017125d" officeooo:paragraph-rsid="0017125d" style:font-size-asian="11pt" style:font-size-complex="11pt"/>
    </style:style>
    <style:style style:name="P28" style:family="paragraph" style:parent-style-name="Text_20_body">
      <style:paragraph-properties fo:text-align="justify" style:justify-single-word="false"/>
      <style:text-properties style:font-name="Noto Sans1" fo:font-size="11pt" officeooo:rsid="0017125d" officeooo:paragraph-rsid="001929df" style:font-size-asian="11pt" style:font-size-complex="11pt"/>
    </style:style>
    <style:style style:name="P29" style:family="paragraph" style:parent-style-name="Text_20_body">
      <style:paragraph-properties fo:text-align="justify" style:justify-single-word="false"/>
      <style:text-properties style:font-name="Noto Sans1" fo:font-size="11pt" officeooo:rsid="0017125d" officeooo:paragraph-rsid="0017125d" style:font-size-asian="11pt" style:font-size-complex="11pt"/>
    </style:style>
    <style:style style:name="P30" style:family="paragraph" style:parent-style-name="Text_20_body">
      <style:paragraph-properties fo:text-align="justify" style:justify-single-word="false"/>
      <style:text-properties style:font-name="Noto Sans1" fo:font-size="11pt" officeooo:rsid="001929df" officeooo:paragraph-rsid="001929df" style:font-size-asian="11pt" style:font-size-complex="11pt"/>
    </style:style>
    <style:style style:name="P31" style:family="paragraph" style:parent-style-name="Text_20_body">
      <style:paragraph-properties fo:text-align="justify" style:justify-single-word="false"/>
      <style:text-properties style:font-name="Noto Sans1" fo:font-size="11pt" officeooo:rsid="001b0e9a" officeooo:paragraph-rsid="001b0e9a" style:font-size-asian="11pt" style:font-size-complex="11pt"/>
    </style:style>
    <style:style style:name="P32" style:family="paragraph" style:parent-style-name="Text_20_body" style:list-style-name="L1">
      <style:paragraph-properties fo:text-align="justify" style:justify-single-word="false"/>
      <style:text-properties style:font-name="Noto Sans1" fo:font-size="11pt" officeooo:rsid="001b0e9a" officeooo:paragraph-rsid="001b0e9a" style:font-size-asian="11pt" style:font-size-complex="11pt"/>
    </style:style>
    <style:style style:name="P33" style:family="paragraph" style:parent-style-name="Text_20_body">
      <style:paragraph-properties fo:text-align="justify" style:justify-single-word="false"/>
      <style:text-properties style:font-name="Noto Sans1" fo:font-size="11pt" officeooo:paragraph-rsid="001b0e9a" style:font-size-asian="11pt" style:font-size-complex="11pt"/>
    </style:style>
    <style:style style:name="P34" style:family="paragraph" style:parent-style-name="Text_20_body" style:list-style-name="L4">
      <style:paragraph-properties fo:text-align="justify" style:justify-single-word="false"/>
      <style:text-properties style:font-name="Noto Sans1" fo:font-size="11pt" officeooo:paragraph-rsid="001b0e9a" style:font-size-asian="11pt" style:font-size-complex="11pt"/>
    </style:style>
    <style:style style:name="P35" style:family="paragraph" style:parent-style-name="Text_20_body">
      <style:paragraph-properties fo:text-align="justify" style:justify-single-word="false"/>
      <style:text-properties style:font-name="Noto Sans1" fo:font-size="11pt" officeooo:paragraph-rsid="001929df" style:font-size-asian="11pt" style:font-size-complex="11pt"/>
    </style:style>
    <style:style style:name="P36" style:family="paragraph" style:parent-style-name="Text_20_body" style:list-style-name="L3">
      <style:paragraph-properties fo:text-align="justify" style:justify-single-word="false"/>
      <style:text-properties style:font-name="Noto Sans1" fo:font-size="11pt" officeooo:paragraph-rsid="001929df" style:font-size-asian="11pt" style:font-size-complex="11pt"/>
    </style:style>
    <style:style style:name="P37" style:family="paragraph" style:parent-style-name="Text_20_body">
      <style:paragraph-properties fo:text-align="justify" style:justify-single-word="false"/>
      <style:text-properties style:font-name="Noto Sans1" fo:font-size="11pt" officeooo:paragraph-rsid="0016b546" style:font-size-asian="11pt" style:font-size-complex="11pt"/>
    </style:style>
    <style:style style:name="P38" style:family="paragraph" style:parent-style-name="Text_20_body" style:list-style-name="L2">
      <style:paragraph-properties fo:text-align="justify" style:justify-single-word="false"/>
      <style:text-properties style:font-name="Noto Sans1" fo:font-size="11pt" officeooo:paragraph-rsid="0017125d" style:font-size-asian="11pt" style:font-size-complex="11pt"/>
    </style:style>
    <style:style style:name="P39" style:family="paragraph" style:parent-style-name="Text_20_body">
      <style:paragraph-properties fo:text-align="start" style:justify-single-word="false"/>
      <style:text-properties officeooo:paragraph-rsid="001c1213"/>
    </style:style>
    <style:style style:name="P40" style:family="paragraph" style:parent-style-name="Text_20_body">
      <style:paragraph-properties fo:text-align="start" style:justify-single-word="false" fo:break-before="page"/>
      <style:text-properties officeooo:paragraph-rsid="001c1213"/>
    </style:style>
    <style:style style:name="P41" style:family="paragraph" style:parent-style-name="Text_20_body">
      <style:paragraph-properties fo:text-align="start" style:justify-single-word="false"/>
      <style:text-properties officeooo:paragraph-rsid="001929df"/>
    </style:style>
    <style:style style:name="P42" style:family="paragraph" style:parent-style-name="Text_20_body">
      <style:paragraph-properties fo:margin-top="0in" fo:margin-bottom="0.0972in" style:contextual-spacing="false"/>
      <style:text-properties officeooo:paragraph-rsid="001b0e9a"/>
    </style:style>
    <style:style style:name="T1" style:family="text">
      <style:text-properties style:font-name="Noto Sans"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b546" style:font-weight-asian="bold" style:font-weight-complex="bold"/>
    </style:style>
    <style:style style:name="T4" style:family="text">
      <style:text-properties fo:font-weight="bold" officeooo:rsid="0017125d" style:font-weight-asian="bold" style:font-weight-complex="bold"/>
    </style:style>
    <style:style style:name="T5" style:family="text">
      <style:text-properties fo:font-weight="bold" officeooo:rsid="001929df" style:font-weight-asian="bold" style:font-weight-complex="bold"/>
    </style:style>
    <style:style style:name="T6" style:family="text">
      <style:text-properties fo:font-weight="bold" officeooo:rsid="001c68ee" style:font-weight-asian="bold" style:font-weight-complex="bold"/>
    </style:style>
    <style:style style:name="T7" style:family="text">
      <style:text-properties style:font-name="Linux Libertine Mono O"/>
    </style:style>
    <style:style style:name="T8" style:family="text">
      <style:text-properties style:font-name="Linux Libertine Mono O" fo:font-size="10pt" style:font-size-asian="10pt" style:font-size-complex="10pt"/>
    </style:style>
    <style:style style:name="T9" style:family="text">
      <style:text-properties officeooo:rsid="0015b96d"/>
    </style:style>
    <style:style style:name="T10" style:family="text">
      <style:text-properties officeooo:rsid="0016b546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officeooo:rsid="0016b546" style:font-size-asian="18pt" style:font-size-complex="18pt"/>
    </style:style>
    <style:style style:name="T13" style:family="text">
      <style:text-properties officeooo:rsid="0016e67a"/>
    </style:style>
    <style:style style:name="T14" style:family="text">
      <style:text-properties officeooo:rsid="0017125d"/>
    </style:style>
    <style:style style:name="T15" style:family="text">
      <style:text-properties style:font-name="Noto Sans1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Noto Sans1" fo:font-size="11pt" fo:font-weight="bold" officeooo:rsid="001b0e9a" style:font-size-asian="11pt" style:font-weight-asian="bold" style:font-size-complex="11pt" style:font-weight-complex="bold"/>
    </style:style>
    <style:style style:name="T17" style:family="text">
      <style:text-properties style:font-name="Noto Sans1" fo:font-size="11pt" fo:font-weight="bold" officeooo:rsid="0016b546" style:font-size-asian="11pt" style:font-weight-asian="bold" style:font-size-complex="11pt" style:font-weight-complex="bold"/>
    </style:style>
    <style:style style:name="T18" style:family="text">
      <style:text-properties style:font-name="Noto Sans1" fo:font-size="11pt" fo:font-weight="bold" officeooo:rsid="0017125d" style:font-size-asian="11pt" style:font-weight-asian="bold" style:font-size-complex="11pt" style:font-weight-complex="bold"/>
    </style:style>
    <style:style style:name="T19" style:family="text">
      <style:text-properties style:font-name="Noto Sans1" fo:font-size="11pt" fo:font-weight="bold" officeooo:rsid="001929df" style:font-size-asian="11pt" style:font-weight-asian="bold" style:font-size-complex="11pt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1c68ee" style:font-weight-asian="bold" style:font-weight-complex="bold"/>
    </style:style>
    <style:style style:name="T23" style:family="text">
      <style:text-properties officeooo:rsid="001929df"/>
    </style:style>
    <style:style style:name="T24" style:family="text">
      <style:text-properties style:text-position="sub 58%" officeooo:rsid="001929df"/>
    </style:style>
    <style:style style:name="T25" style:family="text">
      <style:text-properties officeooo:rsid="001b0e9a"/>
    </style:style>
    <style:style style:name="T26" style:family="text">
      <style:text-properties officeooo:rsid="001c1213"/>
    </style:style>
    <style:style style:name="T27" style:family="text">
      <style:text-properties officeooo:rsid="001c68e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c1213" style:font-weight-asian="normal" style:font-weight-complex="normal"/>
    </style:style>
    <style:style style:name="T30" style:family="text">
      <style:text-properties fo:font-weight="normal" officeooo:rsid="001c68ee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CONTROL</text:span> <text:span text:style-name="T9">N°</text:span>1</text:p>
      <text:p text:style-name="P1"><text:span text:style-name="T11">INFO</text:span><text:span text:style-name="T12">219</text:span><text:span text:style-name="T11"> – </text:span><text:span text:style-name="T12">Algorítmica Computacional</text:span></text:p>
      <text:p text:style-name="P16">Académicos: Héctor Ferrada <text:span text:style-name="T10">y Sebastián Pacheco</text:span>.</text:p>
      <text:p text:style-name="P16">Abril <text:span text:style-name="T27">10</text:span>, 2025</text:p>
      <text:p text:style-name="P17"><text:span text:style-name="T2">Instrucciones generales: </text:span></text:p>
      <text:p text:style-name="P20"><text:span text:style-name="T28"><text:tab/>En este documento hay </text:span><text:span text:style-name="T29">3</text:span><text:span text:style-name="T28"> problemas a resolver, pero basta que </text:span><text:span text:style-name="T2">resuelva 2</text:span><text:span text:style-name="T28"> para alcanzar el puntaje máximo </text:span><text:span text:style-name="T30">de </text:span><text:span text:style-name="T22">6.0 pts</text:span><text:span text:style-name="T21">.</text:span><text:span text:style-name="T28">. </text:span></text:p>
      <text:p text:style-name="P20"><text:span text:style-name="T30"><text:tab/>Deberás describir, en tus palabras, la forma en la que resolverías estos problemas, indicando posibles propiedades explotables, las estructuras de datos que utilizarías y el por qué, y el coste (complejidad y/o bytes) que utilizarían los algoritmos de tu solución. También se valora comentarios respecto al mejor o peor caso que puede existir y los tipos de datos necesarios.</text:span></text:p>
      <text:p text:style-name="P21"><text:span text:style-name="T2">Problema </text:span><text:span text:style-name="T3">1</text:span><text:span text:style-name="T2">: </text:span><text:span text:style-name="T3">Transfusión (</text:span><text:span text:style-name="T4">3</text:span><text:span text:style-name="T3">.0 Pts)</text:span></text:p>
      <text:p text:style-name="P37"><text:span text:style-name="T10">Tienes un arreglo A de tamaño N. En una operación, puedes elegir un índice I con valores desde 2 hasta N-1 inclusivo, y realizar una de las siguientes acciones:</text:span></text:p>
      <text:p text:style-name="P19">a) Restarle 1 al valor en A[ <text:span text:style-name="T13">I</text:span>-1 ], y aumentarle 1 al valor en A[ <text:span text:style-name="T13">I</text:span>+1 ].</text:p>
      <text:p text:style-name="P19">b) Restarle 1 al valor en A[ <text:span text:style-name="T13">I</text:span>+1 ], y aumentarle 1 al valor en A[ <text:span text:style-name="T13">I</text:span>-1 ].</text:p>
      <text:p text:style-name="P22">Después de cada operación, ambos valores deben ser no-negativos. ¿Se puede hacer que todos los elementos sean iguales después aplicar estas operaciones?</text:p>
      <text:p text:style-name="P29"><text:span text:style-name="T20">INPUT</text:span>: </text:p>
      <text:list xml:id="list1483224758" text:style-name="L1">
        <text:list-item>
          <text:p text:style-name="P27">T: Cantidad de casos de prueba, 1 &lt;= T &lt;= 10⁴ </text:p>
        </text:list-item>
        <text:list-item>
          <text:p text:style-name="P27">N: Cantidad de elementos, 3 &lt;= N &lt;= 2*10⁵ </text:p>
        </text:list-item>
        <text:list-item>
          <text:p text:style-name="P26">Una linea para los N valores A<text:span text:style-name="T24">i</text:span>, con 1 &lt;= A<text:span text:style-name="T24">i</text:span> &lt;= 10⁹ </text:p>
        </text:list-item>
      </text:list>
      <text:p text:style-name="P29"><text:span text:style-name="T20">OUTPUT</text:span>:</text:p>
      <text:list text:style-name="L2">
        <text:list-item>
          <text:p text:style-name="P38"><text:span text:style-name="T14">Imprime “SI” si es que es posible que los elementos sean finalmente iguales, o “NO” en caso contrario.</text:span>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>
          <table:table-cell table:style-name="Table1.A1" office:value-type="string">
            <text:p text:style-name="P10">4</text:p>
            <text:p text:style-name="P10">3</text:p>
            <text:p text:style-name="P10">3 2 1</text:p>
            <text:p text:style-name="P10">3</text:p>
            <text:p text:style-name="P10">1 1 3</text:p>
            <text:p text:style-name="P10">4</text:p>
            <text:p text:style-name="P10">1 2 5 4</text:p>
            <text:p text:style-name="P10">5</text:p>
            <text:p text:style-name="P10">6 2 1 4 2</text:p>
          </table:table-cell>
          <table:table-cell table:style-name="Table1.A1" office:value-type="string">
            <text:p text:style-name="P11"/>
            <text:p text:style-name="P11"/>
            <text:p text:style-name="P10">SI</text:p>
            <text:p text:style-name="P10"/>
            <text:p text:style-name="P10">NO</text:p>
            <text:p text:style-name="P10"/>
            <text:p text:style-name="P10">SI</text:p>
            <text:p text:style-name="P10"/>
            <text:p text:style-name="P10">SI</text:p>
          </table:table-cell>
        </table:table-row>
      </table:table>
      <text:p text:style-name="P41"><text:soft-page-break/><text:span text:style-name="T15">Problema </text:span><text:span text:style-name="T19">2</text:span><text:span text:style-name="T15">: </text:span><text:span text:style-name="T19">Balance de paréntesis</text:span><text:span text:style-name="T17"> (</text:span><text:span text:style-name="T18">3</text:span><text:span text:style-name="T17">.0 Pts)</text:span></text:p>
      <text:p text:style-name="P35"><text:span text:style-name="T23">Se te entrega un string que consiste en () y []. Un string de este tipo es correcto si cumple con</text:span><text:span text:style-name="T10">:</text:span></text:p>
      <text:p text:style-name="P18">a) <text:span text:style-name="T23">Es un string vacío</text:span>.</text:p>
      <text:p text:style-name="P18">b) <text:span text:style-name="T23">Si A y B son correctos, la concatenación AB es correcta</text:span>.</text:p>
      <text:p text:style-name="P30">c) Si A es correcto, (A) y [A] son correctos.</text:p>
      <text:p text:style-name="P30">Describe un programa que valide si una secuencia de este tipo es correcta.</text:p>
      <text:p text:style-name="P28"><text:span text:style-name="T20">INPUT</text:span>: </text:p>
      <text:list xml:id="list102503330977945" text:continue-list="list1483224758" text:style-name="L1">
        <text:list-item>
          <text:p text:style-name="P25">N: Cantidad de <text:span text:style-name="T23">strings</text:span></text:p>
        </text:list-item>
        <text:list-item>
          <text:p text:style-name="P25">Una linea para <text:span text:style-name="T23">los</text:span> N <text:span text:style-name="T23">strings</text:span></text:p>
        </text:list-item>
      </text:list>
      <text:p text:style-name="P28"><text:span text:style-name="T20">OUTPUT</text:span>:</text:p>
      <text:list text:style-name="L3">
        <text:list-item>
          <text:p text:style-name="P36"><text:span text:style-name="T14">Imprime “SI” si </text:span><text:span text:style-name="T23">la secuencia es correcta,</text:span><text:span text:style-name="T14"> o “NO” en caso contrario.</text:span></text:p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Input</text:p>
          </table:table-cell>
          <table:table-cell table:style-name="Table2.A1" office:value-type="string">
            <text:p text:style-name="P4">Output</text:p>
          </table:table-cell>
        </table:table-row>
        <table:table-row table:style-name="Table2.2">
          <table:table-cell table:style-name="Table2.A1" office:value-type="string">
            <text:p text:style-name="P7">3</text:p>
            <text:p text:style-name="P6">([])</text:p>
            <text:p text:style-name="P6">(([()])))</text:p>
            <text:p text:style-name="P6">([()[]()])()[]</text:p>
            <text:p text:style-name="P6">()]([[]])()[</text:p>
          </table:table-cell>
          <table:table-cell table:style-name="Table2.A1" office:value-type="string">
            <text:p text:style-name="P8"/>
            <text:p text:style-name="P6">SI</text:p>
            <text:p text:style-name="P6">NO</text:p>
            <text:p text:style-name="P6">SI</text:p>
            <text:p text:style-name="P9">NO</text:p>
          </table:table-cell>
        </table:table-row>
      </table:table>
      <text:p text:style-name="P39"><text:span text:style-name="T15"><text:s/></text:span></text:p>
      <text:p text:style-name="P39"><text:span text:style-name="T15"/></text:p>
      <text:p text:style-name="P40"><text:span text:style-name="T15">Problema </text:span><text:span text:style-name="T16">3</text:span><text:span text:style-name="T15">: </text:span><text:span text:style-name="T16">Dos veces </text:span><text:span text:style-name="T17">(</text:span><text:span text:style-name="T18">3</text:span><text:span text:style-name="T17">.0 Pts)</text:span></text:p>
      <text:p text:style-name="P33"><text:span text:style-name="T25">Iván se despierta y se prepara para un nuevo día. Revisa su celular, su correo, y aparece un regalo misterioso. Iván decide abrir en regalo, y se encuentra un arreglo A con N valores enteros. Inicialmente, Iván tiene un puntaje de 0. Él puede realizar la siguiente operación cualquier número de veces:</text:span></text:p>
      <text:p text:style-name="P31">a) Selecciona dos índices, I y J (1 &lt;= I &lt; J &lt;= N) tal que ni I ni J han sido escogidos anteriormente, y también A[I] = A[J]. Esto aumenta su puntaje en 1. </text:p>
      <text:p text:style-name="P23"><text:span text:style-name="T20">INPUT</text:span>: </text:p>
      <text:list text:continue-list="list102503330977945" text:style-name="L1">
        <text:list-item>
          <text:p text:style-name="P24"><text:span text:style-name="T25">T</text:span>: Cantidad de <text:span text:style-name="T25">casos, <text:s/></text:span>1 &lt;= T &lt;= <text:span text:style-name="T25">500</text:span></text:p>
        </text:list-item>
        <text:list-item>
          <text:p text:style-name="P32">N: Cantidad de enteros en A</text:p>
        </text:list-item>
        <text:list-item>
          <text:p text:style-name="P24">Una linea para <text:span text:style-name="T23">los</text:span> N <text:span text:style-name="T25">valores</text:span></text:p>
        </text:list-item>
      </text:list>
      <text:p text:style-name="P23"><text:span text:style-name="T20">OUTPUT</text:span>:</text:p>
      <text:list text:style-name="L4">
        <text:list-item>
          <text:p text:style-name="P34"><text:span text:style-name="T14">Imprime </text:span><text:span text:style-name="T25">el máximo puntaje que puede conseguir Iván.</text:span></text:p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">Input</text:p>
          </table:table-cell>
          <table:table-cell table:style-name="Table3.A1" office:value-type="string">
            <text:p text:style-name="P5">Output</text:p>
          </table:table-cell>
        </table:table-row>
        <table:table-row table:style-name="Table3.2">
          <table:table-cell table:style-name="Table3.A1" office:value-type="string">
            <text:p text:style-name="P15">4</text:p>
            <text:p text:style-name="P13">1</text:p>
            <text:p text:style-name="P13">1</text:p>
            <text:p text:style-name="P13">2</text:p>
            <text:p text:style-name="P13">2 2</text:p>
            <text:p text:style-name="P13">4</text:p>
            <text:p text:style-name="P13">1 2 3 1</text:p>
            <text:p text:style-name="P13">6</text:p>
            <text:p text:style-name="P13">1 2 3 1 2 3</text:p>
          </table:table-cell>
          <table:table-cell table:style-name="Table3.A1" office:value-type="string">
            <text:p text:style-name="P12"/>
            <text:p text:style-name="P14"/>
            <text:p text:style-name="P14"><text:span text:style-name="T26">0</text:span></text:p>
            <text:p text:style-name="P14"/>
            <text:p text:style-name="P14"><text:span text:style-name="T26">1</text:span></text:p>
            <text:p text:style-name="P15"/>
            <text:p text:style-name="P15">1</text:p>
            <text:p text:style-name="P15"/>
            <text:p text:style-name="P15">3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Console" svg:font-family="Conso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FontAwesome" svg:font-family="FontAwesome" style:font-pitch="variable"/>
    <style:font-face style:name="FreeSans" svg:font-family="FreeSans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nux Libertine Mono O" svg:font-family="'Linux Libertine Mono O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isplay" svg:font-family="'Noto Sans Display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CL" style:letter-kerning="true" style:font-name-asian="Noto Sans2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s" fo:country="CL" style:letter-kerning="true" style:font-name-asian="Noto Sans2" style:font-size-asian="12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Noto Sans" fo:font-family="'Noto Sans'" style:font-family-generic="roman" style:font-pitch="variable" fo:font-size="14pt" style:font-size-asian="14pt" style:font-size-complex="14pt"/>
    </style:style>
    <style:style style:name="Índice" style:family="paragraph" style:parent-style-name="Standard">
      <style:paragraph-properties text:number-lines="false" text:line-number="0"/>
    </style:style>
    <style:style style:name="Subtitle" style:family="paragraph" style:parent-style-name="Título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8T17:46:36</meta:creation-date>
    <dc:language>es-ES</dc:language>
    <dc:date>2025-04-10T10:25:02.138193740</dc:date>
    <meta:editing-cycles>31</meta:editing-cycles>
    <meta:editing-duration>PT1H54M7S</meta:editing-duration>
    <meta:generator>LibreOffice/24.2.7.2$Linux_X86_64 LibreOffice_project/420$Build-2</meta:generator>
    <meta:document-statistic meta:table-count="3" meta:image-count="0" meta:object-count="0" meta:page-count="3" meta:paragraph-count="80" meta:word-count="532" meta:character-count="2650" meta:non-whitespace-character-count="2197"/>
    <meta:user-defined meta:name="AppVersion">16.0000</meta:user-defined>
    <meta:template xlink:type="simple" xlink:actuate="onRequest" xlink:title="Normal.dotm" xlink:href=""/>
  </office:meta>
</office:document-meta>
</file>